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ter-regular" svg:font-family="inter-regular, system-ui, apple-system, BlinkMacSystemFont, 'Segoe UI', Roboto, 'Helvetica Neue', Helvetica, Arial, sans-serif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9ce7" officeooo:paragraph-rsid="000d9ce7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normal" officeooo:rsid="000d9ce7" officeooo:paragraph-rsid="000d9ce7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aksaman" fo:font-size="12pt" fo:letter-spacing="normal" fo:font-style="normal" fo:font-weight="normal" officeooo:rsid="000d9ce7" officeooo:paragraph-rsid="000d9ce7" style:font-size-asian="12.25pt" style:font-weight-asian="normal" style:font-size-complex="14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heckout</text:p>
      <text:p text:style-name="P1"/>
      <text:list xml:id="list995320760" text:style-name="L1">
        <text:list-item>
          <text:p text:style-name="P2">The git checkout command basically means switching between the branches by git branch.</text:p>
        </text:list-item>
        <text:list-item>
          <text:p text:style-name="P3"><text:span text:style-name="T2">The git checkout -b option is a convenience flag that performs run git branch &lt;new-branch&gt;operation before running git checkout &lt;new-branch&gt;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ter-regular" svg:font-family="inter-regular, system-ui, apple-system, BlinkMacSystemFont, 'Segoe UI', Roboto, 'Helvetica Neue', Helvetica, Arial, sans-serif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8:17:57.511605948</meta:creation-date>
    <dc:date>2021-12-09T18:27:43.796795042</dc:date>
    <meta:editing-duration>PT9M52S</meta:editing-duration>
    <meta:editing-cycles>1</meta:editing-cycles>
    <meta:document-statistic meta:table-count="0" meta:image-count="0" meta:object-count="0" meta:page-count="1" meta:paragraph-count="3" meta:word-count="37" meta:character-count="241" meta:non-whitespace-character-count="209"/>
    <meta:generator>LibreOffice/6.4.7.2$Linux_X86_64 LibreOffice_project/40$Build-2</meta:generator>
  </office:meta>
</office:document-meta>
</file>